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draw:fill="solid" draw:fill-color="#8fe0e0" draw:textarea-horizontal-align="center" draw:textarea-vertical-align="middle" draw:shadow="visible"/>
    </style:style>
    <style:style style:name="gr2" style:family="graphic" style:parent-style-name="standard">
      <style:graphic-properties draw:fill="solid" draw:fill-color="#d1e8ff" draw:textarea-horizontal-align="center" draw:textarea-vertical-align="middle" draw:shadow="visible"/>
    </style:style>
    <style:style style:name="gr3" style:family="graphic" style:parent-style-name="standard">
      <style:graphic-properties draw:fill="solid" draw:fill-color="#ffff66" draw:textarea-horizontal-align="center" draw:textarea-vertical-align="middle" draw:shadow="visible"/>
    </style:style>
    <style:style style:name="gr4" style:family="graphic" style:parent-style-name="standard">
      <style:graphic-properties draw:fill="solid" draw:fill-color="#d1e8ff" draw:textarea-horizontal-align="center" draw:textarea-vertical-align="middle"/>
    </style:style>
    <style:style style:name="gr5" style:family="graphic" style:parent-style-name="standard">
      <style:graphic-properties draw:fill="solid" draw:fill-color="#ffff66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4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cm" fo:min-width="0cm"/>
    </style:style>
    <style:style style:name="gr8" style:family="graphic" style:parent-style-name="standard">
      <style:graphic-properties draw:fill="solid" draw:fill-color="#ffff66" draw:textarea-horizontal-align="center" draw:textarea-vertical-align="middle" draw:shadow="hidden"/>
    </style:style>
    <style:style style:name="gr9" style:family="graphic" style:parent-style-name="standard">
      <style:graphic-properties svg:stroke-width="0.1cm" draw:marker-start-width="0.35cm" draw:marker-end-width="0.35cm" draw:fill="solid" draw:fill-color="#99ccff" draw:textarea-horizontal-align="center" draw:textarea-vertical-align="middle" fo:padding-top="0.175cm" fo:padding-bottom="0.175cm" fo:padding-left="0.3cm" fo:padding-right="0.3cm" draw:shadow="hidden"/>
    </style:style>
    <style:style style:name="gr10" style:family="graphic" style:parent-style-name="standard">
      <style:graphic-properties svg:stroke-width="0.1cm" draw:fill="solid" draw:fill-color="#99ccff" draw:textarea-horizontal-align="center" draw:textarea-vertical-align="middle" fo:padding-top="0.175cm" fo:padding-bottom="0.175cm" fo:padding-left="0.3cm" fo:padding-right="0.3cm" draw:shadow="hidden"/>
    </style:style>
    <style:style style:name="gr11" style:family="graphic" style:parent-style-name="standard">
      <style:graphic-properties svg:stroke-width="0cm" draw:marker-start-width="0.05cm" draw:marker-end-width="0.05cm" draw:fill="solid" draw:fill-color="#d1e8ff" draw:textarea-horizontal-align="center" draw:textarea-vertical-align="middle" fo:padding-top="0.125cm" fo:padding-bottom="0.125cm" fo:padding-left="0.25cm" fo:padding-right="0.25cm" draw:shadow="hidden"/>
    </style:style>
    <style:style style:name="gr12" style:family="graphic" style:parent-style-name="standard">
      <style:graphic-properties draw:stroke="none" svg:stroke-width="0.1cm" svg:stroke-color="#000000" draw:fill="none" draw:fill-color="#ffffff" fo:min-height="0.529cm" fo:padding-top="0.175cm" fo:padding-bottom="0.175cm" fo:padding-left="0.3cm" fo:padding-right="0.3cm" draw:shadow="hidden"/>
    </style:style>
    <style:style style:name="gr13" style:family="graphic" style:parent-style-name="standard">
      <style:graphic-properties draw:stroke="none" svg:stroke-width="0.1cm" svg:stroke-color="#000000" draw:fill="none" draw:fill-color="#ffffff" fo:min-height="0.528cm" fo:padding-top="0.175cm" fo:padding-bottom="0.175cm" fo:padding-left="0.3cm" fo:padding-right="0.3cm" draw:shadow="hidden"/>
    </style:style>
    <style:style style:name="gr14" style:family="graphic" style:parent-style-name="standard">
      <style:graphic-properties draw:fill="solid" draw:fill-color="#d1e8ff" draw:fill-image-width="0cm" draw:fill-image-height="0cm" draw:textarea-horizontal-align="center" draw:textarea-vertical-align="middle"/>
    </style:style>
    <style:style style:name="gr15" style:family="graphic" style:parent-style-name="standard">
      <style:graphic-properties svg:stroke-width="0.1cm" draw:fill="solid" draw:fill-color="#d1e8ff" draw:fill-image-width="0cm" draw:fill-image-height="0cm" draw:textarea-horizontal-align="center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width="0.1cm" svg:stroke-color="#000000" draw:fill="none" draw:fill-color="#ffffff" draw:fill-image-width="0cm" draw:fill-image-height="0cm" draw:textarea-horizontal-align="left" draw:auto-grow-height="true" draw:auto-grow-width="false" fo:min-height="0.492cm" fo:min-width="1.05cm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width="0.1cm" svg:stroke-color="#000000" draw:fill="none" draw:fill-color="#ffffff" draw:fill-image-width="0cm" draw:fill-image-height="0cm" draw:textarea-horizontal-align="left" draw:auto-grow-height="true" draw:auto-grow-width="false" fo:min-height="1.389cm" fo:min-width="1.699cm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width="0.1cm" svg:stroke-color="#000000" draw:fill="none" draw:fill-color="#ffffff" draw:fill-image-width="0cm" draw:fill-image-height="0cm" draw:textarea-horizontal-align="left" draw:auto-grow-height="true" draw:auto-grow-width="false" fo:min-height="0.924cm" fo:min-width="1.641cm" fo:padding-top="0.175cm" fo:padding-bottom="0.175cm" fo:padding-left="0.3cm" fo:padding-right="0.3cm"/>
    </style:style>
    <style:style style:name="gr19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paragraph-properties fo:text-align="center"/>
      <style:text-properties fo:font-size="15pt" style:font-size-asian="15pt" style:font-size-complex="15pt"/>
    </style:style>
    <style:style style:name="P8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22pt" fo:language="en" fo:country="US" style:font-size-asian="22pt" style:font-size-complex="22pt"/>
    </style:style>
    <style:style style:name="T6" style:family="text">
      <style:text-properties fo:font-size="12pt" fo:language="en" fo:country="US" style:font-size-asian="12pt" style:font-size-complex="12pt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7.89cm" svg:height="12.748cm" svg:x="1.003cm" svg:y="3.531cm">
          <text:p/>
        </draw:rect>
        <draw:rect draw:style-name="gr2" draw:text-style-name="P1" draw:layer="layout" svg:width="8.613cm" svg:height="7.479cm" svg:x="1cm" svg:y="18.336cm">
          <text:p/>
        </draw:rect>
        <draw:rect draw:style-name="gr3" draw:text-style-name="P1" draw:layer="layout" svg:width="7.951cm" svg:height="7.479cm" svg:x="10.949cm" svg:y="18.319cm">
          <text:p/>
        </draw:rect>
        <draw:rect draw:style-name="gr4" draw:text-style-name="P1" draw:layer="layout" svg:width="7.479cm" svg:height="2.819cm" draw:transform="rotate (1.5707963267946) translate (16.081cm 13.559cm)">
          <text:p text:style-name="P1">SCUB</text:p>
        </draw:rect>
        <draw:rect draw:style-name="gr5" draw:text-style-name="P1" draw:layer="layout" svg:width="2.65cm" svg:height="2.516cm" svg:x="9.427cm" svg:y="9.147cm">
          <text:p text:style-name="P1">FPGA</text:p>
        </draw:rect>
        <draw:frame draw:style-name="gr6" draw:text-style-name="P2" draw:layer="layout" svg:width="5.588cm" svg:height="1.115cm" svg:x="2.523cm" svg:y="26.216cm">
          <draw:text-box>
            <text:p><text:span text:style-name="T1">CPU Module</text:span></text:p>
          </draw:text-box>
        </draw:frame>
        <draw:frame draw:style-name="gr7" draw:text-style-name="P2" draw:layer="layout" svg:width="5.472cm" svg:height="1.31cm" svg:x="12.386cm" svg:y="26.19cm">
          <draw:text-box>
            <text:p><text:span text:style-name="T1">IO Extension</text:span></text:p>
          </draw:text-box>
        </draw:frame>
        <draw:rect draw:style-name="gr4" draw:text-style-name="P3" draw:layer="layout" svg:width="1.325cm" svg:height="1.36cm" svg:x="1.003cm" svg:y="11.52cm">
          <text:p text:style-name="P1"><text:span text:style-name="T2">USB</text:span></text:p>
        </draw:rect>
        <draw:rect draw:style-name="gr4" draw:text-style-name="P4" draw:layer="layout" svg:width="1.988cm" svg:height="1.532cm" svg:x="12.609cm" svg:y="3.531cm">
          <text:p text:style-name="P1"><text:span text:style-name="T3">2x EIA-232</text:span></text:p>
        </draw:rect>
        <draw:rect draw:style-name="gr4" draw:text-style-name="P3" draw:layer="layout" svg:width="1.987cm" svg:height="1.36cm" svg:x="10.622cm" svg:y="6.256cm">
          <text:p text:style-name="P1"><text:span text:style-name="T2">DDR3</text:span></text:p>
        </draw:rect>
        <draw:rect draw:style-name="gr4" draw:text-style-name="P3" draw:layer="layout" svg:width="3.313cm" svg:height="1.36cm" svg:x="6.101cm" svg:y="6.256cm">
          <text:p text:style-name="P1"><text:span text:style-name="T2">WR VCXO</text:span></text:p>
        </draw:rect>
        <draw:rect draw:style-name="gr4" draw:text-style-name="P3" draw:layer="layout" svg:width="1.987cm" svg:height="1.36cm" svg:x="13.818cm" svg:y="6.256cm">
          <text:p text:style-name="P1"><text:span text:style-name="T2">FLASH</text:span></text:p>
        </draw:rect>
        <draw:rect draw:style-name="gr4" draw:text-style-name="P4" draw:layer="layout" svg:width="2.447cm" svg:height="1.36cm" svg:x="1.003cm" svg:y="13.559cm">
          <text:p text:style-name="P1"><text:span text:style-name="T3">RJ45</text:span></text:p>
          <text:p text:style-name="P1"><text:span text:style-name="T3">ETH</text:span></text:p>
        </draw:rect>
        <draw:rect draw:style-name="gr4" draw:text-style-name="P3" draw:layer="layout" svg:width="3.06cm" svg:height="1.657cm" draw:transform="rotate (1.5707963267946) translate (17.243cm 23.25cm)">
          <text:p text:style-name="P1"><text:span text:style-name="T2">DEV-BUS</text:span></text:p>
        </draw:rect>
        <draw:rect draw:style-name="gr4" draw:text-style-name="P3" draw:layer="layout" svg:width="2.65cm" svg:height="1.359cm" svg:x="16.25cm" svg:y="23.931cm">
          <text:p text:style-name="P1"><text:span text:style-name="T2">EVENT IN</text:span></text:p>
        </draw:rect>
        <draw:rect draw:style-name="gr4" draw:text-style-name="P5" draw:layer="layout" svg:width="2.651cm" svg:height="2.551cm" svg:x="13.054cm" svg:y="20.889cm">
          <text:p text:style-name="P1"><text:span text:style-name="T4">FPGA</text:span></text:p>
        </draw:rect>
        <draw:rect draw:style-name="gr4" draw:text-style-name="P3" draw:layer="layout" svg:width="2.649cm" svg:height="1.359cm" svg:x="10.949cm" svg:y="23.829cm">
          <text:p text:style-name="P1"><text:span text:style-name="T2">4x LEMO</text:span></text:p>
        </draw:rect>
        <draw:rect draw:style-name="gr4" draw:text-style-name="P3" draw:layer="layout" svg:width="2.65cm" svg:height="1.532cm" svg:x="8.882cm" svg:y="3.531cm">
          <text:p text:style-name="P1"><text:span text:style-name="T2">2x LEMO</text:span></text:p>
        </draw:rect>
        <draw:frame draw:style-name="gr7" draw:text-style-name="P2" draw:layer="layout" svg:width="6.729cm" svg:height="1.31cm" svg:x="6.411cm" svg:y="2cm">
          <draw:text-box>
            <text:p><text:span text:style-name="T1">SCU </text:span><text:span text:style-name="T5">Baseboard</text:span></text:p>
          </draw:text-box>
        </draw:frame>
        <draw:rect draw:style-name="gr5" draw:text-style-name="P1" draw:layer="layout" svg:width="2.557cm" svg:height="2.107cm" svg:x="2.065cm" svg:y="22.93cm">
          <text:p text:style-name="P1">Intel</text:p>
          <text:p text:style-name="P1">Atom</text:p>
        </draw:rect>
        <draw:rect draw:style-name="gr8" draw:text-style-name="P1" draw:layer="layout" svg:width="5.326cm" svg:height="1.021cm" svg:x="2.704cm" svg:y="18.336cm">
          <text:p text:style-name="P1">COM Express</text:p>
        </draw:rect>
        <draw:rect draw:style-name="gr8" draw:text-style-name="P3" draw:layer="layout" svg:width="1.598cm" svg:height="1.532cm" svg:x="5.686cm" svg:y="20.377cm">
          <text:p text:style-name="P1"><text:span text:style-name="T2">ETH</text:span></text:p>
          <text:p text:style-name="P1"><text:span text:style-name="T2">MAC</text:span></text:p>
        </draw:rect>
        <draw:rect draw:style-name="gr8" draw:text-style-name="P3" draw:layer="layout" svg:width="1.598cm" svg:height="1.532cm" svg:x="7.284cm" svg:y="22.93cm">
          <text:p text:style-name="P1"><text:span text:style-name="T2">PCIe</text:span></text:p>
          <text:p text:style-name="P1"><text:span text:style-name="T6">Switch</text:span></text:p>
        </draw:rect>
        <draw:line draw:style-name="gr9" draw:text-style-name="P1" draw:layer="layout" svg:x1="4.621cm" svg:y1="23.951cm" svg:x2="7.284cm" svg:y2="23.951cm">
          <text:p/>
        </draw:line>
        <draw:line draw:style-name="gr10" draw:text-style-name="P1" draw:layer="layout" svg:x1="6.219cm" svg:y1="23.44cm" svg:x2="6.219cm" svg:y2="21.909cm">
          <text:p/>
        </draw:line>
        <draw:line draw:style-name="gr10" draw:text-style-name="P1" draw:layer="layout" svg:x1="7.817cm" svg:y1="22.929cm" svg:x2="7.817cm" svg:y2="19.356cm">
          <text:p/>
        </draw:line>
        <draw:line draw:style-name="gr10" draw:text-style-name="P1" draw:layer="layout" svg:x1="6.219cm" svg:y1="20.377cm" svg:x2="6.219cm" svg:y2="19.356cm">
          <text:p/>
        </draw:line>
        <draw:rect draw:style-name="gr11" draw:text-style-name="P1" draw:layer="layout" svg:width="4.26cm" svg:height="1.021cm" svg:x="4.622cm" svg:y="15.273cm">
          <text:p text:style-name="P1">COM Express</text:p>
        </draw:rect>
        <draw:rect draw:style-name="gr11" draw:text-style-name="P1" draw:layer="layout" svg:width="3.729cm" svg:height="1.021cm" svg:x="11.118cm" svg:y="15.273cm">
          <text:p text:style-name="P1">IO Ext</text:p>
        </draw:rect>
        <draw:rect draw:style-name="gr11" draw:text-style-name="P1" draw:layer="layout" svg:width="2.663cm" svg:height="1.021cm" svg:x="13.042cm" svg:y="18.336cm">
          <text:p text:style-name="P1">IO Ext</text:p>
        </draw:rect>
        <draw:line draw:style-name="gr10" draw:text-style-name="P1" draw:layer="layout" svg:x1="5.154cm" svg:y1="15.273cm" svg:x2="5.154cm" svg:y2="14.252cm">
          <text:p/>
        </draw:line>
        <draw:line draw:style-name="gr10" draw:text-style-name="P1" draw:layer="layout" svg:x1="3.556cm" svg:y1="14.252cm" svg:x2="5.154cm" svg:y2="14.252cm">
          <text:p/>
        </draw:line>
        <draw:line draw:style-name="gr10" draw:text-style-name="P1" draw:layer="layout" svg:x1="2.328cm" svg:y1="12.229cm" svg:x2="5.686cm" svg:y2="12.21cm">
          <text:p/>
        </draw:line>
        <draw:line draw:style-name="gr10" draw:text-style-name="P1" draw:layer="layout" svg:x1="5.686cm" svg:y1="12.21cm" svg:x2="5.686cm" svg:y2="15.273cm">
          <text:p/>
        </draw:line>
        <draw:line draw:style-name="gr10" draw:text-style-name="P1" draw:layer="layout" svg:x1="6.751cm" svg:y1="15.272cm" svg:x2="6.751cm" svg:y2="10.678cm">
          <text:p/>
        </draw:line>
        <draw:line draw:style-name="gr10" draw:text-style-name="P1" draw:layer="layout" svg:x1="9.414cm" svg:y1="10.678cm" svg:x2="6.751cm" svg:y2="10.678cm">
          <text:p/>
        </draw:line>
        <draw:line draw:style-name="gr10" draw:text-style-name="P1" draw:layer="layout" svg:x1="7.71cm" svg:y1="15.273cm" svg:x2="7.71cm" svg:y2="11cm">
          <text:p/>
        </draw:line>
        <draw:frame draw:style-name="gr12" draw:text-style-name="P6" draw:layer="layout" svg:width="1.531cm" svg:height="0.879cm" draw:transform="rotate (1.5707963267946) translate (6.751cm 13.23cm)">
          <draw:text-box>
            <text:p><text:span text:style-name="T2">LPC</text:span></text:p>
          </draw:text-box>
        </draw:frame>
        <draw:frame draw:style-name="gr13" draw:text-style-name="P6" draw:layer="layout" svg:width="2.041cm" svg:height="0.878cm" draw:transform="rotate (1.5707963267946) translate (7.79cm 13.23cm)">
          <draw:text-box>
            <text:p><text:span text:style-name="T2">PCIe</text:span></text:p>
          </draw:text-box>
        </draw:frame>
        <draw:line draw:style-name="gr10" draw:text-style-name="P1" draw:layer="layout" svg:x1="9.947cm" svg:y1="5.063cm" svg:x2="9.947cm" svg:y2="9.147cm">
          <text:p/>
        </draw:line>
        <draw:line draw:style-name="gr10" draw:text-style-name="P1" draw:layer="layout" svg:x1="11.012cm" svg:y1="9.146cm" svg:x2="11.012cm" svg:y2="7.615cm">
          <text:p/>
        </draw:line>
        <draw:line draw:style-name="gr10" draw:text-style-name="P1" draw:layer="layout" svg:x1="13.142cm" svg:y1="5.063cm" svg:x2="13.142cm" svg:y2="9.657cm">
          <text:p/>
        </draw:line>
        <draw:line draw:style-name="gr10" draw:text-style-name="P1" draw:layer="layout" svg:x1="12.077cm" svg:y1="9.657cm" svg:x2="13.142cm" svg:y2="9.657cm">
          <text:p/>
        </draw:line>
        <draw:line draw:style-name="gr10" draw:text-style-name="P1" draw:layer="layout" svg:x1="14.74cm" svg:y1="7.615cm" svg:x2="14.74cm" svg:y2="10.167cm">
          <text:p/>
        </draw:line>
        <draw:line draw:style-name="gr10" draw:text-style-name="P1" draw:layer="layout" svg:x1="12.077cm" svg:y1="10.168cm" svg:x2="14.74cm" svg:y2="10.168cm">
          <text:p/>
        </draw:line>
        <draw:line draw:style-name="gr10" draw:text-style-name="P1" draw:layer="layout" svg:x1="9.427cm" svg:y1="9.5cm" svg:x2="8cm" svg:y2="9.5cm">
          <text:p/>
        </draw:line>
        <draw:line draw:style-name="gr10" draw:text-style-name="P1" draw:layer="layout" svg:x1="6.219cm" svg:y1="23.44cm" svg:x2="7.284cm" svg:y2="23.44cm">
          <text:p/>
        </draw:line>
        <draw:line draw:style-name="gr10" draw:text-style-name="P1" draw:layer="layout" svg:x1="3.024cm" svg:y1="22.929cm" svg:x2="3.024cm" svg:y2="19.356cm">
          <text:p/>
        </draw:line>
        <draw:line draw:style-name="gr10" draw:text-style-name="P1" draw:layer="layout" svg:x1="4.089cm" svg:y1="22.929cm" svg:x2="4.089cm" svg:y2="19.356cm">
          <text:p/>
        </draw:line>
        <draw:frame draw:style-name="gr13" draw:text-style-name="P6" draw:layer="layout" svg:width="1.532cm" svg:height="0.878cm" draw:transform="rotate (1.5707963267946) translate (3.024cm 21.909cm)">
          <draw:text-box>
            <text:p><text:span text:style-name="T2">LPC</text:span></text:p>
          </draw:text-box>
        </draw:frame>
        <draw:frame draw:style-name="gr12" draw:text-style-name="P6" draw:layer="layout" svg:width="1.532cm" svg:height="0.879cm" draw:transform="rotate (1.5707963267946) translate (4.089cm 21.909cm)">
          <draw:text-box>
            <text:p><text:span text:style-name="T2">USB</text:span></text:p>
          </draw:text-box>
        </draw:frame>
        <draw:line draw:style-name="gr10" draw:text-style-name="P1" draw:layer="layout" svg:x1="13.575cm" svg:y1="24.461cm" svg:x2="14.108cm" svg:y2="24.461cm">
          <text:p/>
        </draw:line>
        <draw:line draw:style-name="gr10" draw:text-style-name="P1" draw:layer="layout" svg:x1="14.107cm" svg:y1="23.44cm" svg:x2="14.107cm" svg:y2="24.461cm">
          <text:p/>
        </draw:line>
        <draw:line draw:style-name="gr10" draw:text-style-name="P1" draw:layer="layout" svg:x1="16.237cm" svg:y1="24.461cm" svg:x2="15.172cm" svg:y2="24.461cm">
          <text:p/>
        </draw:line>
        <draw:line draw:style-name="gr10" draw:text-style-name="P1" draw:layer="layout" svg:x1="15.172cm" svg:y1="23.44cm" svg:x2="15.172cm" svg:y2="24.461cm">
          <text:p/>
        </draw:line>
        <draw:line draw:style-name="gr10" draw:text-style-name="P1" draw:layer="layout" svg:x1="17.303cm" svg:y1="21.909cm" svg:x2="15.705cm" svg:y2="21.909cm">
          <text:p/>
        </draw:line>
        <draw:line draw:style-name="gr10" draw:text-style-name="P1" draw:layer="layout" svg:x1="14.107cm" svg:y1="20.887cm" svg:x2="14.107cm" svg:y2="19.356cm">
          <text:p/>
        </draw:line>
        <draw:rect draw:style-name="gr14" draw:text-style-name="P7" draw:layer="layout" svg:width="4.26cm" svg:height="1.532cm" svg:x="1cm" svg:y="9.147cm">
          <text:p text:style-name="P1"><text:span text:style-name="T7">AUX LAN</text:span></text:p>
          <text:p text:style-name="P1"><text:span text:style-name="T7">SFP</text:span></text:p>
        </draw:rect>
        <draw:rect draw:style-name="gr14" draw:text-style-name="P8" draw:layer="layout" svg:width="4.26cm" svg:height="1.531cm" svg:x="1cm" svg:y="7.31cm">
          <text:p text:style-name="P1"><text:span text:style-name="T8">Timing (WR)</text:span></text:p>
          <text:p text:style-name="P1"><text:span text:style-name="T8">SFP</text:span></text:p>
        </draw:rect>
        <draw:line draw:style-name="gr15" draw:text-style-name="P1" draw:layer="layout" svg:x1="9.413cm" svg:y1="10.167cm" svg:x2="5.26cm" svg:y2="10.167cm">
          <text:p/>
        </draw:line>
        <draw:line draw:style-name="gr15" draw:text-style-name="P1" draw:layer="layout" svg:x1="5.686cm" svg:y1="8.126cm" svg:x2="6.751cm" svg:y2="8.126cm">
          <text:p/>
        </draw:line>
        <draw:line draw:style-name="gr15" draw:text-style-name="P1" draw:layer="layout" svg:x1="6.751cm" svg:y1="8.126cm" svg:x2="6.751cm" svg:y2="10.168cm">
          <text:p/>
        </draw:line>
        <draw:line draw:style-name="gr15" draw:text-style-name="P1" draw:layer="layout" svg:x1="5.686cm" svg:y1="8.126cm" svg:x2="5.26cm" svg:y2="8.126cm">
          <text:p/>
        </draw:line>
        <draw:line draw:style-name="gr15" draw:text-style-name="P1" draw:layer="layout" svg:x1="8.03cm" svg:y1="15.273cm" svg:x2="8.03cm" svg:y2="13.231cm">
          <text:p/>
        </draw:line>
        <draw:line draw:style-name="gr15" draw:text-style-name="P1" draw:layer="layout" svg:x1="8.03cm" svg:y1="13.23cm" svg:x2="16.081cm" svg:y2="13.175cm">
          <text:p/>
        </draw:line>
        <draw:frame draw:style-name="gr16" draw:text-style-name="P6" draw:layer="layout" svg:width="1.646cm" svg:height="0.842cm" svg:x="13.355cm" svg:y="13.23cm">
          <draw:text-box>
            <text:p><text:span text:style-name="T2">PCIe</text:span></text:p>
          </draw:text-box>
        </draw:frame>
        <draw:line draw:style-name="gr15" draw:text-style-name="P1" draw:layer="layout" svg:x1="8.562cm" svg:y1="15.273cm" svg:x2="8.562cm" svg:y2="14.252cm">
          <text:p/>
        </draw:line>
        <draw:line draw:style-name="gr15" draw:text-style-name="P1" draw:layer="layout" svg:x1="8.562cm" svg:y1="14.252cm" svg:x2="11.757cm" svg:y2="14.252cm">
          <text:p/>
        </draw:line>
        <draw:line draw:style-name="gr15" draw:text-style-name="P1" draw:layer="layout" svg:x1="11.757cm" svg:y1="15.273cm" svg:x2="11.757cm" svg:y2="14.252cm">
          <text:p/>
        </draw:line>
        <draw:line draw:style-name="gr15" draw:text-style-name="P1" draw:layer="layout" svg:x1="12.822cm" svg:y1="15.273cm" svg:x2="12.822cm" svg:y2="11.189cm">
          <text:p/>
        </draw:line>
        <draw:line draw:style-name="gr15" draw:text-style-name="P1" draw:layer="layout" svg:x1="12.822cm" svg:y1="11.189cm" svg:x2="12.077cm" svg:y2="11.189cm">
          <text:p/>
        </draw:line>
        <draw:frame draw:style-name="gr16" draw:text-style-name="P6" draw:layer="layout" svg:width="1.647cm" svg:height="0.842cm" svg:x="9.094cm" svg:y="14.252cm">
          <draw:text-box>
            <text:p><text:span text:style-name="T6">PCIe</text:span></text:p>
          </draw:text-box>
        </draw:frame>
        <draw:frame draw:style-name="gr17" draw:text-style-name="P6" draw:layer="layout" svg:width="2.691cm" svg:height="1.773cm" svg:x="16.081cm" svg:y="6.056cm">
          <draw:text-box>
            <text:p><text:span text:style-name="T2">16Bit dat</text:span></text:p>
            <text:p><text:span text:style-name="T2">16Bit adr</text:span></text:p>
            <text:p><text:span text:style-name="T2">bus cntrl</text:span></text:p>
          </draw:text-box>
        </draw:frame>
        <draw:frame draw:style-name="gr18" draw:text-style-name="P6" draw:layer="layout" svg:width="2.245cm" svg:height="1.299cm" svg:x="16.468cm" svg:y="11.231cm">
          <draw:text-box>
            <text:p><text:span text:style-name="T2">2x LVDS</text:span></text:p>
            <text:p><text:span text:style-name="T2">3x PCIe</text:span></text:p>
          </draw:text-box>
        </draw:frame>
        <draw:line draw:style-name="gr15" draw:text-style-name="P1" draw:layer="layout" svg:x1="12.077cm" svg:y1="10.745cm" svg:x2="16.081cm" svg:y2="10.745cm">
          <text:p/>
        </draw:line>
        <draw:line draw:style-name="gr19" draw:text-style-name="P1" draw:layer="layout" svg:x1="8cm" svg:y1="9.5cm" svg:x2="8cm" svg:y2="7.616cm">
          <text:p/>
        </draw:line>
        <draw:line draw:style-name="gr19" draw:text-style-name="P1" draw:layer="layout" svg:x1="9.427cm" svg:y1="11cm" svg:x2="7.71cm" svg:y2="1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tefan Rauch</meta:initial-creator>
    <meta:creation-date>2011-10-04T09:54:11.37</meta:creation-date>
    <dc:date>2011-10-07T15:27:08.16</dc:date>
    <dc:creator>Stefan Rauch</dc:creator>
    <meta:editing-duration>PT08H26M19S</meta:editing-duration>
    <meta:editing-cycles>23</meta:editing-cycles>
    <meta:generator>OpenOffice.org/3.2$Win32 OpenOffice.org_project/320m18$Build-9502</meta:generator>
    <meta:document-statistic meta:object-count="77"/>
  </office:meta>
</office:document-meta>
</file>